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Symmetric_20_Arrow" draw:marker-end-width="0.3cm" draw:fill="none" draw:textarea-vertical-align="middle"/>
    </style:style>
    <style:style style:name="gr2" style:family="graphic" style:parent-style-name="standard">
      <style:graphic-properties draw:stroke="dash" draw:stroke-dash="Ultrafine_20_Dashed" svg:stroke-color="#000000" draw:fill-color="#ff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dash" draw:stroke-dash="Ultrafine_20_Dashed" svg:stroke-color="#000000" draw:fill-color="#355269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color="#127622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6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355269"/>
      <style:paragraph-properties fo:text-align="center"/>
    </style:style>
    <style:style style:name="P4" style:family="paragraph">
      <style:text-properties style:font-name="Liberation Sans Narrow" fo:font-size="14pt" style:font-size-asian="14pt" style:font-size-complex="14pt"/>
    </style:style>
    <style:style style:name="P5" style:family="paragraph">
      <loext:graphic-properties draw:fill="none" draw:fill-color="#ffffff"/>
      <style:text-properties style:font-name="Liberation Sans Narrow" fo:font-size="14pt" style:font-size-asian="14pt" style:font-size-complex="14pt"/>
    </style:style>
    <style:style style:name="T1" style:family="text">
      <style:text-properties style:font-name="Liberation Sans Narrow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4cm" svg:y1="15.599cm" svg:x2="1.4cm" svg:y2="9.1cm">
          <text:p/>
        </draw:line>
        <draw:line draw:style-name="gr1" draw:text-style-name="P1" draw:layer="layout" svg:x1="1.4cm" svg:y1="15.6cm" svg:x2="8.447cm" svg:y2="15.599cm">
          <text:p/>
        </draw:line>
        <draw:custom-shape draw:style-name="gr2" draw:text-style-name="P2" draw:layer="layout" svg:width="0.235cm" svg:height="0.235cm" svg:x="2.261cm" svg:y="9.7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35cm" svg:height="0.235cm" svg:x="4.61cm" svg:y="10.8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35cm" svg:height="0.234cm" svg:x="3.279cm" svg:y="10.2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35cm" svg:height="0.235cm" svg:x="3.436cm" svg:y="9.7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35cm" svg:height="0.235cm" svg:x="2.809cm" svg:y="10.7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35cm" svg:height="0.235cm" svg:x="2.026cm" svg:y="10.9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35cm" svg:height="0.235cm" svg:x="3.201cm" svg:y="12.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35cm" svg:height="0.235cm" svg:x="3.906cm" svg:y="10.9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35cm" svg:height="0.235cm" svg:x="2.496cm" svg:y="10.5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35cm" svg:height="0.235cm" svg:x="3.123cm" svg:y="11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35cm" svg:height="0.235cm" svg:x="3.749cm" svg:y="10.0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35cm" svg:height="0.235cm" svg:x="2.653cm" svg:y="11.8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35cm" svg:height="0.235cm" svg:x="7.273cm" svg:y="14.4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35cm" svg:height="0.235cm" svg:x="6.333cm" svg:y="13.4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35cm" svg:height="0.235cm" svg:x="5.472cm" svg:y="14.0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34cm" svg:height="0.235cm" svg:x="6.96cm" svg:y="12.6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34cm" svg:height="0.235cm" svg:x="6.96cm" svg:y="13.6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34cm" svg:height="0.235cm" svg:x="6.177cm" svg:y="14.5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35cm" svg:height="0.235cm" svg:x="5.707cm" svg:y="13.0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35cm" svg:height="0.235cm" svg:x="7.586cm" svg:y="13.1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34cm" svg:height="0.235cm" svg:x="6.177cm" svg:y="11.9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35cm" svg:height="0.235cm" svg:x="4.297cm" svg:y="14.5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35cm" svg:height="0.234cm" svg:x="5.237cm" svg:y="14.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35cm" svg:height="0.235cm" svg:x="6.333cm" svg:y="12.6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1.948cm" svg:y1="15.286cm" svg:x2="6.176cm" svg:y2="10.666cm">
          <text:p/>
        </draw:line>
        <draw:line draw:style-name="gr1" draw:text-style-name="P1" draw:layer="layout" svg:x1="11.2cm" svg:y1="15.699cm" svg:x2="11.2cm" svg:y2="9.2cm">
          <text:p/>
        </draw:line>
        <draw:line draw:style-name="gr1" draw:text-style-name="P1" draw:layer="layout" svg:x1="11.2cm" svg:y1="15.7cm" svg:x2="18.247cm" svg:y2="15.699cm">
          <text:p/>
        </draw:line>
        <draw:custom-shape draw:style-name="gr2" draw:text-style-name="P2" draw:layer="layout" svg:width="0.235cm" svg:height="0.235cm" svg:x="16.365cm" svg:y="12.5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35cm" svg:height="0.235cm" svg:x="14.4cm" svg:y="12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35cm" svg:height="0.234cm" svg:x="16.5cm" svg:y="13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35cm" svg:height="0.235cm" svg:x="14cm" svg:y="12.5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35cm" svg:height="0.235cm" svg:x="13.565cm" svg:y="12.4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35cm" svg:height="0.235cm" svg:x="13.1cm" svg:y="13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35cm" svg:height="0.235cm" svg:x="13.065cm" svg:y="14.1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35cm" svg:height="0.235cm" svg:x="15.8cm" svg:y="12.2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35cm" svg:height="0.235cm" svg:x="16.5cm" svg:y="13.3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35cm" svg:height="0.235cm" svg:x="14.665cm" svg:y="12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35cm" svg:height="0.235cm" svg:x="15.165cm" svg:y="12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35cm" svg:height="0.235cm" svg:x="13.4cm" svg:y="12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35cm" svg:height="0.235cm" svg:x="14.565cm" svg:y="14.3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35cm" svg:height="0.235cm" svg:x="15.1cm" svg:y="13.7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35cm" svg:height="0.235cm" svg:x="13.965cm" svg:y="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34cm" svg:height="0.241cm" svg:x="15.5cm" svg:y="13.4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custom-shape draw:style-name="gr3" draw:text-style-name="P3" draw:layer="layout" svg:width="0.234cm" svg:height="0.235cm" svg:x="14.9cm" svg:y="13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34cm" svg:height="0.235cm" svg:x="14.3cm" svg:y="13.8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35cm" svg:height="0.235cm" svg:x="14.4cm" svg:y="13.3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35cm" svg:height="0.235cm" svg:x="15.8cm" svg:y="14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34cm" svg:height="0.235cm" svg:x="15.7cm" svg:y="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35cm" svg:height="0.235cm" svg:x="14.097cm" svg:y="14.6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35cm" svg:height="0.234cm" svg:x="15.037cm" svg:y="14.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35cm" svg:height="0.235cm" svg:x="15cm" svg:y="14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4" draw:text-style-name="P1" draw:layer="layout" svg:width="3.013cm" svg:height="2.491cm" draw:transform="skewX (-0.274365758413509) rotate (0.20315632493214) translate (12.6583453564102cm 13.2084899098631cm)" svg:viewBox="0 0 3014 2492" svg:d="M0 1763c2965-4355 3014 729 3014 729">
          <text:p/>
        </draw:path>
        <draw:frame draw:style-name="gr5" draw:text-style-name="P5" draw:layer="layout" svg:width="3.4cm" svg:height="0.818cm" svg:x="8.4cm" svg:y="15.1cm">
          <draw:text-box>
            <text:p text:style-name="P4"><text:span text:style-name="T1">Input 2</text:span></text:p>
          </draw:text-box>
        </draw:frame>
        <draw:frame draw:style-name="gr5" draw:text-style-name="P5" draw:layer="layout" svg:width="3.4cm" svg:height="0.818cm" svg:x="10.6cm" svg:y="8.182cm">
          <draw:text-box>
            <text:p text:style-name="P4"><text:span text:style-name="T1">Input 1</text:span></text:p>
          </draw:text-box>
        </draw:frame>
        <draw:frame draw:style-name="gr5" draw:text-style-name="P5" draw:layer="layout" svg:width="3.4cm" svg:height="0.818cm" svg:x="1cm" svg:y="8.182cm">
          <draw:text-box>
            <text:p text:style-name="P4"><text:span text:style-name="T1">Input 1</text:span></text:p>
          </draw:text-box>
        </draw:frame>
        <draw:frame draw:style-name="gr5" draw:text-style-name="P5" draw:layer="layout" svg:width="3.4cm" svg:height="0.818cm" svg:x="18.2cm" svg:y="15.182cm">
          <draw:text-box>
            <text:p text:style-name="P4"><text:span text:style-name="T1">Input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9T15:38:13.037000000</meta:creation-date>
    <dc:date>2021-03-19T15:46:14.052000000</dc:date>
    <meta:editing-duration>PT8M2S</meta:editing-duration>
    <meta:editing-cycles>1</meta:editing-cycles>
    <meta:document-statistic meta:object-count="58"/>
    <meta:generator>LibreOffice/6.1.0.3$Windows_X86_64 LibreOffice_project/efb621ed25068d70781dc026f7e9c5187a4decd1</meta:generator>
  </office:meta>
</office:document-meta>
</file>